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ller.Installer( File bootstrapConfigFile ,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ller.installRepository( HttpServletRequest req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Installer.installRepositoryConfig( File d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staller.installBootstrap( File dest , String repHome , String repXm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